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3.67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88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ro3" style:family="table-row">
      <style:table-row-properties style:row-height="1.588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74cm" fo:break-before="auto" style:use-optimal-row-height="true"/>
    </style:style>
    <style:style style:name="ro7" style:family="table-row">
      <style:table-row-properties style:row-height="0.647cm" fo:break-before="auto" style:use-optimal-row-height="true"/>
    </style:style>
    <style:style style:name="ro8" style:family="table-row">
      <style:table-row-properties style:row-height="0.665cm" fo:break-before="auto" style:use-optimal-row-height="true"/>
    </style:style>
    <style:style style:name="ro9" style:family="table-row">
      <style:table-row-properties style:row-height="0.877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1.473cm" fo:break-before="auto" style:use-optimal-row-height="true"/>
    </style:style>
    <style:style style:name="ro12" style:family="table-row">
      <style:table-row-properties style:row-height="2.184cm" fo:break-before="auto" style:use-optimal-row-height="true"/>
    </style:style>
    <style:style style:name="ro13" style:family="table-row">
      <style:table-row-properties style:row-height="3.184cm" fo:break-before="auto" style:use-optimal-row-height="true"/>
    </style:style>
    <style:style style:name="ro14" style:family="table-row">
      <style:table-row-properties style:row-height="2.263cm" fo:break-before="auto" style:use-optimal-row-height="true"/>
    </style:style>
    <style:style style:name="ro15" style:family="table-row">
      <style:table-row-properties style:row-height="1.552cm" fo:break-before="auto" style:use-optimal-row-height="true"/>
    </style:style>
    <style:style style:name="ro16" style:family="table-row">
      <style:table-row-properties style:row-height="2.369cm" fo:break-before="auto" style:use-optimal-row-height="true"/>
    </style:style>
    <style:style style:name="ro17" style:family="table-row">
      <style:table-row-properties style:row-height="2.895cm" fo:break-before="auto" style:use-optimal-row-height="true"/>
    </style:style>
    <style:style style:name="ro18" style:family="table-row">
      <style:table-row-properties style:row-height="4.001cm" fo:break-before="auto" style:use-optimal-row-height="true"/>
    </style:style>
    <style:style style:name="ro19" style:family="table-row">
      <style:table-row-properties style:row-height="2.395cm" fo:break-before="auto" style:use-optimal-row-height="true"/>
    </style:style>
    <style:style style:name="ro20" style:family="table-row">
      <style:table-row-properties style:row-height="2.422cm" fo:break-before="auto" style:use-optimal-row-height="true"/>
    </style:style>
    <style:style style:name="ro21" style:family="table-row">
      <style:table-row-properties style:row-height="1.579cm" fo:break-before="auto" style:use-optimal-row-height="true"/>
    </style:style>
    <style:style style:name="ro22" style:family="table-row">
      <style:table-row-properties style:row-height="2.342cm" fo:break-before="auto" style:use-optimal-row-height="true"/>
    </style:style>
    <style:style style:name="ro23" style:family="table-row">
      <style:table-row-properties style:row-height="3.106cm" fo:break-before="auto" style:use-optimal-row-height="true"/>
    </style:style>
    <style:style style:name="ro24" style:family="table-row">
      <style:table-row-properties style:row-height="5.976cm" fo:break-before="auto" style:use-optimal-row-height="true"/>
    </style:style>
    <style:style style:name="ro25" style:family="table-row">
      <style:table-row-properties style:row-height="3.87cm" fo:break-before="auto" style:use-optimal-row-height="true"/>
    </style:style>
    <style:style style:name="ro26" style:family="table-row">
      <style:table-row-properties style:row-height="4.632cm" fo:break-before="auto" style:use-optimal-row-height="true"/>
    </style:style>
    <style:style style:name="ro27" style:family="table-row">
      <style:table-row-properties style:row-height="5.186cm" fo:break-before="auto" style:use-optimal-row-height="true"/>
    </style:style>
    <style:style style:name="ro28" style:family="table-row">
      <style:table-row-properties style:row-height="3.605cm" fo:break-before="auto" style:use-optimal-row-height="true"/>
    </style:style>
    <style:style style:name="ro29" style:family="table-row">
      <style:table-row-properties style:row-height="4.316cm" fo:break-before="auto" style:use-optimal-row-height="true"/>
    </style:style>
    <style:style style:name="ro30" style:family="table-row">
      <style:table-row-properties style:row-height="5.177cm" fo:break-before="auto" style:use-optimal-row-height="true"/>
    </style:style>
    <style:style style:name="ro31" style:family="table-row">
      <style:table-row-properties style:row-height="4.503cm" fo:break-before="auto" style:use-optimal-row-height="true"/>
    </style:style>
    <style:style style:name="ro32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wrap" fo:border="0.002cm solid #000000"/>
      <style:text-properties style:font-name="Tahoma" fo:font-size="16pt" fo:language="en" fo:country="US" style:font-name-asian="Arial" style:font-size-asian="16pt" style:language-asian="en" style:country-asian="US" style:font-name-complex="Tahoma" style:font-size-complex="16pt" style:language-complex="en" style:country-complex="US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35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6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7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poniedzial`ek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10"/>
          <table:table-cell table:style-name="ce15" office:value-type="string">
            <text:p>dwadzies`cia</text:p>
          </table:table-cell>
          <table:table-cell table:style-name="ce20" office:value-type="string">
            <text:p>amashumi ama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8-14T10:43:47.67">
            <text:p>0814 <text:s/>1043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8-14T10:43:47.67">
            <text:p>0814 <text:s/>1043</text:p>
          </table:table-cell>
          <table:table-cell table:style-name="ce8" table:formula="of:=NOW()" office:value-type="date" office:date-value="2022-08-14T10:43:47.67">
            <text:p>0814 <text:s/>1043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8-14T10:43:47.67">
            <text:p>0814 <text:s/>1043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8-14T10:43:47.67">
            <text:p>0814 <text:s/>1043</text:p>
          </table:table-cell>
          <table:table-cell table:style-name="ce8" table:formula="of:=NOW()" office:value-type="date" office:date-value="2022-08-14T10:43:47.67">
            <text:p>0814 <text:s/>1043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7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7" table:number-rows-repeated="10484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8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5-10">
            <text:p>051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ziewiątego Maja. / Wiek : 8,3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ثنين، التاسع من شهر مايو \ السابع من شهر شوّال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9). / 입하 (5/5), 제 넷 날. / 초후(5/5), 제 넷. / 공자, 2574(서력 + 552). 네닌, 152(공자 - 2422). 간교 1144 (공자 - 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フェンスの前に着く。ほぼ同時に、ミケ、下空間の、右手から、やって来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ペースト。冷蔵庫からのもの。半分。フェンスを通して、落とす。ミケは、食べている。雨降り。雨をいやがる風でもない。＜２＞さらに、固形。筒を使う。２回、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 : rośliny] Przymiotno białe(ヒメジョオン). &lt;1&gt; Rodzaj : Przymiotno (nazwa naukowa : Erigeron) &lt;2&gt; E. philadelphicus(ハルジオン). Z tym, w tym samym rodzaju. &lt;3&gt; Sezon kwitnienia : Od Maja do Sierpnia.</text:p>
          </table:table-cell>
          <table:covered-table-cell table:number-columns-repeated="2" table:style-name="ce21"/>
          <table:table-cell table:style-name="ce3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5-11T09:52:44.95">
            <text:p>05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ziesiątego Maja. / Wiek : 9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عاشر من شهر مايو \ الثامن من شهر شوّال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5/10). / 입하 (5/5), 제 여섯 날. / 차후 (5/10), 제 하나 날. / 공자 2574, 네닌 152, 간교 1144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（１）ミケ。中間壁。＜１＞地面に下ろす。２－３度、腰の摩り、身体を私の脚部へ押し付け。&lt;2&gt;すると、[ニャア]と、鳴きながらだったか、歩道へ行ってしまう。壁に登ってくる。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中間からやってきた時に、ペーストを置いた。そのペーストを、食べ始める。</text:p>
          </table:table-cell>
          <table:covered-table-cell table:number-columns-repeated="2" table:style-name="ce21"/>
          <table:table-cell table:style-name="ce36"/>
          <table:table-cell table:style-name="ce37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3</text:p>
          </table:table-cell>
          <table:table-cell table:style-name="ce19" office:value-type="string" table:number-columns-spanned="3" table:number-rows-spanned="1">
            <text:p>（３）思ったこと：ミケは、クロと違って、地上で、ごろごろをしたり、周囲を凝視、はしない。ミケに声をかけた[お前は、お前だな]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:서력] (1) &lt;1895 : 일본&gt; 청나라에게 랴오둥 반도를 반환 (2) &lt;1857 : 영속 인도&gt; 세포이 항쟁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スズメノカタビラ). &lt;1&gt; Roślina jednoletnia. &lt;2&gt; Kłącze, nie ma. &lt;3&gt; Sezon kwitnienia : Niezależnie do sezonu. głównie, wiosną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 office:value-type="date" office:date-value="2022-05-12T16:39:03.9">
            <text:p>05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jedenastego Maja. / Wiek : 10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حادي عشر من شهر مايو \ التاسع من شهر <text:s/>شوّال.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5/11). / 입하(5/5), 제 일곱(7) 날. / 차후 (5/10), 제 둘 날. / 공자 2574. 레닌 152 (-2422). 간교 1144 (-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初め、フェンスの中。[肩壁]の位置まで進む。ミケは、フェンスの中の、対応する位置まで出張ってくる。外へは来ない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２）[突出]の下まで、戻る。舌を鳴らす。ミケを呼ぶ。しばらくして、出てく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３）[餌遣り壁]のところまで来る。そこから先へは、来ない。餌遣りの位置においても、コンクリの部分へは、足を置かない。その手前、フェンスのすぐ脇、土の部分に、留ま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４）足を掴んで、下ろす。は、しなかったか。＜２＞ペースト、そして、固形。＜３＞固形は、ペーストの食べ終わりを待ってから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５）思ったこと＜１＞ミケ。クロがいなくなって、ひとりになった。なにか、周囲に、変化が出たか。人間から、何かされたか。別の猫、生き物が、縄張りに入ってきたか。＜２＞私に対して、警戒している。と、解釈した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8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974 : 일본&gt; 후루카와코어교어(古河工業) 회사. 아시오 광독 사전(足尾鉱毒事件)의 비해자들과의 조정(調停)이 성립. (2) &lt;1939:일본(만주국, 満州国)&gt; 소련, 몽골 사이에 한힌골 전투(일본 : ノモンハン事件) 발생. (3) &lt;1955:일본&gt; 시운마루호 사고 (紫雲丸事故). 일본 세토 내해에서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E.philadelphicus(ハルジオン) i przymiotno białe (Erigeron annuus, ヒメジョオン). &lt;1&gt; Ja je rozróżnić : E.p. --&gt; liść trzyma łodygę. / E.a. --&gt; 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5-17T09:19:52.5">
            <text:p>0517</text:p>
          </table:table-cell>
          <table:table-cell table:style-name="ce10" office:value-type="string">
            <text:p>p-1</text:p>
          </table:table-cell>
          <table:table-cell table:style-name="ce31" office:value-type="string" table:number-columns-spanned="3" table:number-rows-spanned="1">
            <text:p>poniedziałek, szesnastego Maja. / Wiek : 15,3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سادس عشر من شهر مايو \ الرابع عشر من شهر شوّال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16). / 입하(5/5), 제 열둘(12) 날. / 차후(5/10), 제 셋 날. / 칠십이후 : 지렁이가 지상으로 나온다. / 공자 2574. 레닌 152 (-2422). 간교 1144(-1430). 서력 2022(-552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（１）ミケ。フェンスの中にいる。位置は、中間壁の辺り。（２）胸壁まで、私は移動する。ミケも、近くまで、壁の上を移動する。＜２＞ミケの前足の付け根を掴む。自分の胸に、抱き寄せる。背中をさする。また戻す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３）ペースト。食べ終わるのを待つ。次に、固形をあげる。一掴み、と、半分。ぐらい。＜２＞１回目の固形、食べ終わる頃、またもう一掴み、あげる。少し様子を見る。それから、声をかけて、離れる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)(1) &lt;1961 : 대한민국&gt; 박정희 군사 정변. (2) &lt;1966 : 중화인민공화국&gt; 공잔당 5・16 동지. 문혁(文革) 시작. (3) &lt;1969 ; 소련&gt; 베네라 5호. 금성에 착륙(着陸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Rośliny] (1) Pstrolistka[shepherdess sercowata. &lt;2&gt; Koreański : 약모밀 &lt;3&gt; Chiński : <text:s/>鱼腥草 yu2xing1cao3. (2) U nasady kwiatostanu, ma podsadkę (Chiński : 苞片 bao1pian4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 office:value-type="date" office:date-value="2022-06-08T10:34:07.86">
            <text:p>0608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ポツリ、ポツリ。傘は、差していない人が、ほとんど。私のみだったか。１０人ぐらい、すれ違う人々の中で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午後の遅い時間。４時すぎ。お母さんと、保険証券などの、場所の確認を行う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夕方は、６時１５分頃。笛の練習を始める。尺八に移ったのは、７時、２，３分前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. 망종(芒種, 6/6), 제 둘 날. / 초후(6/6). 제 둘. / 칠십이후 : 당낭생(螳螂生)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wtorek, siódmego czerwc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السابع من يونيو \ السابع من ذو القعدة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 office:value-type="date" office:date-value="2022-06-12T08:32:53.57">
            <text:p>0612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ポツ、ポツ。傘を差していった。行き交う人たち、差してはいない。（２）ペースト、１袋丸々。固形、筒で２本分。（３）昨日か、東側のユリ、開く。（４）篠笛、尺八。尺八は、甲音。第５穴も、出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토요일 (6/11). / 망종 (6/6), 제 다섯 날. / 초후 (6/6), 제 다섯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obota, jednastego czerwca. / Księwiek : 11,6. / Wieczorem, padał. Nie dużo. (2) Późnym wieczorem, deszcz wzmógł się. Ulewny deszcz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بت، الحادي عشر من يونيو \ الحادي من شهر ذو القعدة.</text:p>
            <text:p>dzu-l-qaAd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уббота, одиннадцатое июня. / я поше'&lt;jo&gt;л за поку'пками. / я купил две банки[puszka;can коко'сового масла[olej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 office:value-type="date" office:date-value="2022-06-13T09:13:02.51">
            <text:p>0613</text:p>
          </table:table-cell>
          <table:table-cell table:style-name="ce10"/>
          <table:table-cell table:style-name="ce19" office:value-type="string" table:number-columns-spanned="3" table:number-rows-spanned="1">
            <text:p>ミケ：階段を過ぎたあたり。鳴き声が聞こえる。突出の手前、すなわし、北側。に、ミケがいる。フェンスの中、ではなく。</text:p>
            <text:p>（２）ここ、４～５日か。ミケが、頭を、塀の床面に、擦りつける仕草をする。ふたたび。クロが死んだあと、しばらく、やらなかった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思うこと：[クロが死んだ]と、いま書いた。クロは、いなくなった、という表現。の方が、胸の内に収められている感懐に、より、平仄が合致している。そんな感触が、あ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6/12). / 망종 (6/6), 제 열둘(12) 날 / 차후 (6/11), 제 둘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. / dwunastego czerwca. / Księwiek : 12,6. (2) Nie padał. Nie gorąco. &lt;1&gt; W ciągu dnia, czasami nie nosiłem koszulkę, zostałem nagi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ثاني عشر من شهر يونيو \ من شهر ذو القعدة.</text:p>
            <text:p>أكلت علبة سمك.</text:p>
            <text:p>akaltu[zjadl`em / AUlba[puszka;can / samak[ryb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. двенадцатого июня. / я ничего'&lt;vo&gt; не поку'пал. / я покупа'ю сла'дости[sl`odycze в магази'не[sklep Кян-ду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 office:value-type="date" office:date-value="2022-06-15T08:51:46.28">
            <text:p>0615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（１）媚を示す仕草。以前は、フェンスに顔を擦りつけていた。クロが死んでからは、フェンスのすぐ内側に生えている、蔦の類の草。に、顔を当てる。私が指を差し入れても、指には近づかない。以前は、その指に顔を擦り付けた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*6/14). / 망종(6/6), 제 아홉(9) 날. / 차후 (6/11), 제 넷 날. / 먹은 것 : 당근. 흰무. 우엉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Wtorek, czternastego czerwca. / Księwiek : 14,6. / Pogoda : &lt;1&gt; Wieczoram, padał. Do parku, przyniosłem parasol. Tego użyłem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ثلاثاء، الرابع عشر من شهر يونيو \ شهر ذو القعدة.</text:p>
            <text:p>ماذا اكلت؟ \ أكلت الأرز.</text:p>
            <text:p>maadza[co / akalta[jadl`em / akalt-l-uruuza[ryz@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то'рник, четы'рнадцатое июня. / [покупка] что я покупаю в супермарке'те Инагея ?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я покупаю еда[jedzenie для ко'шек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 office:value-type="date" office:date-value="2022-06-27T08:36:32.18">
            <text:p>0627</text:p>
          </table:table-cell>
          <table:table-cell table:style-name="ce10"/>
          <table:table-cell table:style-name="ce19" office:value-type="string" table:number-columns-spanned="3" table:number-rows-spanned="1">
            <text:p>ミケ：来ない。西側へ行った。舌を鳴らす。来ない。戻る。フェンスの前で、再び、舌を鳴らす。来ない。引き返しながら、階段の手前辺りで、また、舌鳴らし。来ない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6/26). / 하지점 (6/21), 제 여섯(6) 날. / 초후 (6/21), 제 여셧 날 (6). / 칠십이후, 일본 : "乃東枯" (乃東, 꿀풀; 枯, 시든다) [2] 먹은 것 : <text:s/>(1) 당근. (2) 감자 (ziemniak) (3) 다진 고기(wieprzowina), 돼지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. dwudziestego szóstego czerwca. / Księwiek : 26,6. / Pogoda : Słonecznie całkowicie. Bez chmur.</text:p>
          </table:table-cell>
          <table:covered-table-cell table:number-columns-repeated="2" table:style-name="ce21"/>
          <table:table-cell table:style-name="ce22" office:value-type="string">
            <text:p><text:a xlink:href="https://pogoda.interia.pl/prognoza-dlugoterminowa-warszawa,cId,36917">https://pogoda.interia.pl/prognoza-dlugoterminowa-warszawa,cId,36917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سادس وعشرين من شهر يونيو \ السابع عشرين من شهر ذو القعدة.</text:p>
            <text:p>ماذا اكلت؟ أكلت بطاطس، جزر</text:p>
            <text:p>bat^aat^is[ziemniak / dhuzr[marchew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. Двадцать шестое июня. / что я купил? Вчера, ничего не купил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 office:value-type="date" office:date-value="2022-06-28T08:24:07.35">
            <text:p>0628</text:p>
          </table:table-cell>
          <table:table-cell table:style-name="ce10"/>
          <table:table-cell table:style-name="ce19" office:value-type="string" table:number-columns-spanned="3" table:number-rows-spanned="1">
            <text:p>ミケ：来た。初め、フェンスの中。毎度のことだが、初め、フェンスの中の、歩道寄り、胸高さの位置にいる。（２）私が、その位置へ行って、[来な]と、告げる。そのまま、突出の下へ行く。やがて、ミケの鳴き声が、突出の方へ近づいていく。（３）その時点で、昨日は、私は、手上げ位置へ移動する。そこで、ミケが出てくるのを待つ。（４）昨日は、ミケが自分のところまで来たあと、フードの前に、身体を摩ってあげる。手を小刻みに動かす。ミケの胴体を、ぐしゃぐしゃと、摩る[さする]。</text:p>
          </table:table-cell>
          <table:covered-table-cell table:number-columns-repeated="2" table:style-name="ce21"/>
          <table:table-cell table:style-name="ce19" office:value-type="string" table:number-columns-spanned="3" table:number-rows-spanned="1">
            <text:p>ミケ：</text:p>
          </table:table-cell>
          <table:covered-table-cell table:style-name="Default"/>
          <table:covered-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(6/27). / 하지점 (6/21), 제 일곱(7) 날. / 초후 (6/21), 제 일곱 날. / [2] 먹은 것 : (1) 당근 (Marchew) (2) 달걀 (jajko) (3) 한국김 (koreańskie wodorosty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oniedziałek. / dwudziestego siódmego czerwca. / Księwiek : 27,6. / [Pogoda] (1) Słonecznie. Są chmury. Gorąco. (2) Temp w pokoju : około 32 w skali Celsjusz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اثنين، السابع عشرين من شهر يونيو \ الثامن عشرين من شهر ذو القعدة.</text:p>
            <text:p>ماذا اكلت؟ \ أكلت بطاطس، جزر، بيضة.</text:p>
            <text:p>bayd^a[jajko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понеде'льник, двадцать седьмо'го июня. / (покупка) (1) позавчера, в магазине Дайсо, купи'л сла'дкое. <text:s text:c="2"/>леде'нцы[cukierek из че'&lt;jo&gt;рного[czarna са'хара[cukier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6-30T08:58:20.39">
            <text:p>0630</text:p>
          </table:table-cell>
          <table:table-cell table:style-name="ce10"/>
          <table:table-cell table:style-name="ce19" office:value-type="string" table:number-columns-spanned="3" table:number-rows-spanned="1">
            <text:p>ミケ：来ない。西側へ行く。来ない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6/29) <text:s/>/ 하지점 (6/21), 제 아홉(9) 날 / 차후 (6/26), 제 넷(4) 날.</text:p>
            <text:p>[먹은 것] (1) 당근 (marchew) (2) 달걀 (jajko) (3) 무말랭이 (cienko-cięty i suszony daikon)</text:p>
          </table:table-cell>
          <table:covered-table-cell table:number-columns-repeated="2" table:style-name="ce21"/>
          <table:table-cell table:style-name="ce23" office:value-type="string">
            <text:p><text:a xlink:href="https://www.10000recipe.com/recipe/6674448">https://www.10000recipe.com/recipe/6674448</text:a>　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dwudziestego dziewiątego czerwca. / Księwiek : 0.</text:p>
            <text:p>[pogoda] (1) Słonecznie. (2) Gorąco. W pokoju, temperatura, to była około 32 stopnia (w skali Celsjusza)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ربعاء، التاسع عشرين من شهر يونيو \ الثلاثين من شهر ذو القعدة.</text:p>
            <text:p>[ماذا اكلت] أكلت بطاطس، جزر، بصر</text:p>
            <text:p>akaltu[zjadl`em / bat^aat^isa[ziemniak / dhuzr[marchewki / bas^al[cebul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реда, двадцать девятое июня. / (покупка) (1) Кин-кан, медици'нский препара'т от уку'сов насеко'мых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 office:value-type="date" office:date-value="2022-07-05T10:16:04.34">
            <text:p>0705</text:p>
          </table:table-cell>
          <table:table-cell table:style-name="ce10"/>
          <table:table-cell table:style-name="ce19" office:value-type="string" table:number-columns-spanned="3" table:number-rows-spanned="1">
            <text:p>ミケ。来る。最初、フェンスの中。突出の、北側の地面。にて、舌鳴らし。（２）帰りがけ。小屋の前、電灯の下。親子連れ。父親、息子。息子は、８歳ぐらいか。ボール蹴り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(7/4). 하지점 (6/21), 제 열넷(14) 날. / 말후 (7/1), 제 넷 닐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oniedziałek. czwartego lipca / Ksiewiek : 5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łonecznie. (2) Gorąco. W porównaniu do dnia poprzedniego, mniej.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يوم الأثنين، الرابع من شهر يوليو \ ذو الحجة، الثالث.</text:p>
            <text:p>dzuul-h^adh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понедельник, четве'&lt;jo&gt;ртое июля. / я ничего не покупал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 office:value-type="date" office:date-value="2022-07-07T09:17:01.18">
            <text:p>0707</text:p>
          </table:table-cell>
          <table:table-cell table:style-name="ce10" office:value-type="string">
            <text:p>ミケ</text:p>
          </table:table-cell>
          <table:table-cell table:style-name="ce15" office:value-type="string" table:number-columns-spanned="3" table:number-rows-spanned="1">
            <text:p>来る。フェンスの外にいる。（２）到着したときの、ミケの、仕切りの鳴き。やめさせるには？昨日は、ミケが鳴くたびに、ミケの口とその周りを、私の手で、[シュ、シュ、シュ、]と、舌で音を出しながら、撫でるように、軽く叩く。を、繰り返す。ミケは、嫌がって、その手を噛む。甘噛み。嫌がるが、後ろへ逃げることはし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7/6). / 하지점 (6/21), 제 열여섯(16) 날. 말일. / 말후 (7/1), 제 여섯(6)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szóstego lipca. / Księwiek : 7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łonecznie. Nie tak gorąco. Kiedy kładę[put.e futon, kładę lżeysze[가벼운 pościel też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ادس من شهر يوليو \ نفس اليوم من شهر ذو الحجة.</text:p>
            <text:p>nafs-l-yawmi[sam-dzien`.p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среда, шестое июля. / ничего не покупал. / В понедельник я купила вещи в магазине Вива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 office:value-type="date" office:date-value="2022-07-08T09:18:14.79">
            <text:p>0708</text:p>
          </table:table-cell>
          <table:table-cell table:style-name="ce10" office:value-type="string">
            <text:p>ミケ</text:p>
          </table:table-cell>
          <table:table-cell table:style-name="ce15" office:value-type="string" table:number-columns-spanned="3" table:number-rows-spanned="1">
            <text:p>来た。また、口の周りを、手で軽く打ち撫でる。しばらくして、ミケが、努めて鳴くのを抑えようとしている素振り、ふと感じた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목요일 (7/7). / 소서 (7/7), 첫 날. / 초후 (7/7), 첫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czwartek, siódmego lipca. / księwiek : 8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[pogoda] nie tak gorąco[덥지-않다~+2. Nawet w ciągu dnia, kiedy stoisz[서 przed wentylatorem[환풍기 cały czas, wkrótce[금세, zacząłem czuć się zbyt[너무 fajny[cool.e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خميس، السابع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четверг, седьмое июля. / что я купи'л в Вива? я купил сапо'&lt;a&gt;ги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 office:value-type="date" office:date-value="2022-07-10T08:45:09.340001">
            <text:p>0710</text:p>
          </table:table-cell>
          <table:table-cell table:style-name="ce10" office:value-type="string">
            <text:p>ミケ</text:p>
          </table:table-cell>
          <table:table-cell table:style-name="ce15" office:value-type="string" table:number-columns-spanned="3" table:number-rows-spanned="1">
            <text:p>来ない。西にもいない。前回は、胸壁に着いたとき、ミケは、歩道にいた。察するに、車道の向かいのマンション。の、敷地にいたらしい。（２）今回、西の一画に加えて、マンションの植え込みなどを、見渡した。舌鳴らしも、向けた。気配、なし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토요일 (7/9). / 소서(7/7), 제 셋 날. / 초후 (7/7), 같이, 셋 날. / (3) 토와회사의 일. "나카노부" (일본어 : 中延) 로 갔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obota, dziewiątego lipca. / Księwiek : 10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[pogoda] (1) Gorąco. Mieliśmy chmury. (2) Kiedy trochę po południu, słońce świeciło. Bezpoślednie światło słonica. Czułem się gorąco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بت، التاسع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أكلت ناتو. \ طعام ياباني.</text:p>
            <text:p>akalat[zjadl`em / naatuw[natto / t^aAAm[jedzenie / jaabaaniyu[japon`skie / </text:p>
            <text:p>وهي مصنوعة من حبوب الصويا</text:p>
            <text:p>wahiy[kto`ry / mas^nuwaAAt[zrobione / h^obuwb-i[grain.e;ziaren.pl / s^uwyaa[soi.pl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уббота, девятое июля. / что я купи'л? я купил буты'лку напи'тка в автома'те во'зле стро'йки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 office:value-type="date" office:date-value="2022-07-14T09:30:12.63">
            <text:p>0714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る。フェンスの外。到着してから、時間の間隔として、単位を、ミケの、例えば、壁の上で、行ったり来たり。この、一来、一往を、一つの単位とみなす。すなわち、一来して、[１]、一往して、また、[１]。</text:p>
            <text:p>（２）と、ものを立てた場合、私が到着してから、４単位ぐらいの間、ミケは、鳴き声を出さなかった。私の、平素の、[口当て訴え]（とでも、名づけようか）を、慮ってくれているのかも知れない。と、案じた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7/13). / 소서 (7/7), 제 일곱(7) 날. / 차후 (7/12), 제 둘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trzynastego lipca. / księwiek : 1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[pogoda] (1) padał. czasami pada, czasami zatrzymuje się. (2) kiedy wieczorem wyszedłem z domu, czułem się kilka kropel deszczu. &lt;1&gt; Na niebie, tu i tam, byli chmury szarego kolory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ربعاء، الثالث عشر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ماذا أكلت؟ أكلت ناتو. \ ما هو ناتو؟ \ نايو، إنه طعام ياباني.</text:p>
            <text:p>akalat[zjedl`em / huw[to.pl / inaa[to-jest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реда, тринадцатое июля. / что я купил? / купил в магазине Кян-Ду, сла'дости. конфеты[candy.e из черного сахара[cukierek.pl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 office:value-type="date" office:date-value="2022-07-18T09:20:19.27">
            <text:p>0718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일요일 (7/17) / 소서 (7/7), 제 열하나(11) 날. / 차후 (7/12), 제 여섯(6) 날 / 칠십이후 : 연꽃이 열리기 시작한다 (일본 : 蓮始開)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, siedemnastego lipca. / księwiek : 18. / [pogoda] (1) zachmurzenia. (2) światła słonecznego, nie mieliśmy. (3) jak dla deszczu, kiedy wyszedłem z domu wieczorem, miałem kilka kropli. &lt;1&gt; Do parku, Nie zachodziłem, zajeździłem na rowerze.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سابع عشر من شهر يوليو \ نفس اليوم من شهر ذو الحجة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ماذا أكلت؟ \ أكلت بطاطس. / أكلت جزر.</text:p>
            <text:p>akalat[zjedl`em / bat^aat^is[ziemniak / dhuzuru[marchew;당근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, семнадцатое июля.</text:p>
            <text:p>/ что я купил? я купил ничего не. / несколько дней на'зад, в магазине Дайсо, купил че'&lt;jo&gt;рный сахар леде'не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 office:value-type="date" office:date-value="2022-07-19T09:00:33.1">
            <text:p>0719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た。到着時にはいない。しばらくして、来る。階段の方向から。フェンスの中。（２）突出のところに、そのまま出てくる。一旦、フェンスの中に留まる、ことはなく（３）変わらず、繁く鳴く。ペーストを食べ始めると、静かになる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/>
          <table:table-cell table:style-name="ce32" office:value-type="string" table:number-columns-spanned="3" table:number-rows-spanned="1">
            <text:p>월요일 (7/18) / 소서 (7/7), 제 열둘(12) 날 / 차후 (7/12), 제 일곱(7) 날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poniedziałek, osiemnastego lipca, rok dwa tysiące dwadzieścia dwa. / Księwiek : 19. / [pogoda] (1) znowu gorąco. nie deszcz. Byli chmury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اثنين، الثامن عشر من شهر يوليو \ نفس اليوم،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ماذا أكلت؟ \ أكلت . الإسقمري.. سمكة مسلوقة.</text:p>
            <text:p>akaltu[zjedl`em / samak[ryba.pl / isqamariyu[makrela.pl / masluwqa[gotowana.pl;boiled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понеде'льник, восемна'дцатое июля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что я купил? / купила зеле'&lt;jo&gt;ный лук, наре'занные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 office:value-type="date" office:date-value="2022-07-23T09:32:08.79">
            <text:p>0723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た。フェンスの外にいる。鳴くとまた、ミケの顔を、指でわらわらと、軽く打ち叩く。ミケは嫌がる。甘噛みす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금요일 (7/22) / 소서 (7/7), 마지막 날 / 말후 (7/17), 제 여섯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iątek, dwudziestego drugiego lipca. / Księwiek : 23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[pogoda] (1) Pogoda w rejonie Yamakita. &lt;1&gt; rano, padał. dość siła. &lt;2&gt; grzmot, też. (2) Potem, przed południem, wychodzi słonce. (3) po południem, zachmurzenie. a potem, światło słońca. gorąco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جمعة، الثاني وعشرين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الطعام : ماذا أكلت؟ أكلت بطاطس. \ جزر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пятница, двадцать второе июля. / (покупка) (1) В магазине Даи-Со. я купил конфеты.</text:p>
          </table:table-cell>
          <table:covered-table-cell table:number-columns-repeated="2" table:style-name="ce21"/>
          <table:table-cell table:style-name="ce23" office:value-type="string">
            <text:p><text:a xlink:href="https://tdgradstroy.ru/company/">https://tdgradstroy.ru/company/</text:a>　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7-24T10:16:11.97">
            <text:p>0724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る。初め、フェンスの中。定位置に着く頃、塀に出てくる（２）頭を床に擦りつける仕草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토요일 (7/23) / 대서 (7/23), 초일 / 초후 (7/23), 제 하나 날. / 칠십이후 : 일본, '桐始結花'. 오동나무(桐)의 열매가 결실 시작한다.</text:p>
          </table:table-cell>
          <table:covered-table-cell table:number-columns-repeated="2" table:style-name="ce21"/>
          <table:table-cell table:style-name="ce23" office:value-type="string">
            <text:p><text:a xlink:href="http://contents.history.go.kr/front/tg/view.do?treeId=0206&amp;levelId=tg_004_2870">http://contents.history.go.kr/front/tg/view.do?treeId=0206&amp;levelId=tg_004_2870</text:a></text:p>
            <text:p><text:a xlink:href="https://auto.fandom.com/ko/wiki/부민관_사건">https://auto.fandom.com/ko/wiki/부민관_사건</text:a>　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obota, dwudziestego czwartego lipca. / księwiek : 2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بت، الثالث وعشرين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суббота, два'дцать тре'тье июля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 office:value-type="date" office:date-value="2022-07-25T10:10:38.85">
            <text:p>0725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た。（１）階段を過ぎる頃、鳴き始め。（２）フェンスの外にいる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7/24) / 대서 (7/23), 제 둘 날. / 초후 (7/23), 제 둘 날. / 칠십이후 : 중국, '腐草為蛍' (썩은 풀이 뜸들어서, 반딧풀이 된다.)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, dwudziestego piątego lipca. / księwiek : 25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رابع وعشرين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, двадцать че'тве&lt;jo&gt;ртое июля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 office:value-type="date" office:date-value="2022-07-28T09:34:03.61">
            <text:p>0728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た。（１）階段を過ぎたところ。まだ、声はしない。[平坦場（へいたんば）]を越えて、坂が始まるあたりまで来る。ミケの鳴き声が始ま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7/27) / 대서 (7/23), 제 다섯 날. / 초후 (7/23), 제 다섯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dwudziestego siódmego (27) lipca. / księwiek : 28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ربعاء، السابع وعشرين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среда, двадцать седьмое июля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 office:value-type="date" office:date-value="2022-08-07T09:13:03.28">
            <text:p>0807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4" table:number-rows-spanned="1">
            <text:p>来ない。（１）前日。帰宅が９時半頃。玄関に立ったとき、お母さんが、脱衣場にいた。（２）帰りがけ、公園を通る。ミケが鳴いている。フェンスの内側。（３）帰室。荷物をおいて、手提げを取って、家を出る。公園に着く。フェンスの中、ミケはおらず。（４）向かいのマンション。歩道脇の植え込み。ミケの鳴き声。その声は、しかし、マンション隣の駐車場から。</text:p>
          </table:table-cell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4" table:number-rows-spanned="1">
            <text:p>（５）駐車場内、一番奥の車列。その中ほどの車。の、下から、ミケの声、やって来ている。（６）アスファルトの地面にしゃがむ。車たちの底部を覗き見やる。姿、それらしきもの、なし。（７）フェンスへ戻る。舌を鳴らす。ミケの鳴き声、間断ありながら、なお。じきに、止む。</text:p>
          </table:table-cell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4" table:number-rows-spanned="1">
            <text:p>（８）三思の間ぐらいか、そののち、踵を、小屋へ向ける。[一思は、思いを巡らすこと、一度。その一巡を、３回]</text:p>
          </table:table-cell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 office:value-type="date" office:date-value="2022-08-11T10:29:05.11">
            <text:p>0811</text:p>
          </table:table-cell>
          <table:table-cell table:style-name="ce10"/>
          <table:table-cell table:style-name="ce19" office:value-type="string" table:number-columns-spanned="3" table:number-rows-spanned="1">
            <text:p>（１）8/10。立秋（8/7）、４日目。晴れ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ミケ。来る。（１）初めから、壁の上。突出の、北側。昨日、一昨日と、来ない。その前日は、仕事が遅くなり、公園到着も、９時半を過ぎたか。帰宅途中、公演を通る。フェンスの内側より、ミケの鳴き声。近寄り、姿は見えずとも、声をかけ、去る。（２）その、９時半過ぎに、行ったとき。向かいの駐車場敷地より、ミケの声。だったか。舌を鳴らし、来るように促す。出てこない。しばしの後、去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 office:value-type="date" office:date-value="2022-08-12T10:29:28.69">
            <text:p>0812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た。初めから、壁の上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 office:value-type="string">
            <text:p>公園</text:p>
          </table:table-cell>
          <table:table-cell table:style-name="ce19" office:value-type="string" table:number-columns-spanned="3" table:number-rows-spanned="1">
            <text:p>人がいる。家族連れ、３組ぐらい。の、一団。南へ抜ける小道。の、入口。の、北側から見て、１番目のベンチ。の、周りに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１）8/11。立秋（8/7）、5日目。晴れ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 office:value-type="date" office:date-value="2022-08-13T09:23:05.55">
            <text:p>0813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ない。（１）西の角。にも、いない（２）向かいのマンション。から、猫の鳴き声、１筋、２筋。ずっとではなく。（３）マンションの、駐車場からか、と当て推量。（４）果たして、大きくもない音量で、猫の鳴き声。２筋、３筋。入口の脇の車。の前に、しゃがむ。頭を下げて、車の下に視線を当てる。猫の影は、なし。鳴き声は、ポツ、ポツ、と、立ち上がっ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１）8/12。立秋（8/7）、6日目。次候、第1日目。（２）晴れまも、あったか。夕刻、公園へ行く時、降雨。傘をさす。まず、買い物。キャン・ドゥ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 office:value-type="date" office:date-value="2022-08-14T10:32:38.89">
            <text:p>0814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る。（１）到着時、正面のフェンスの内側、ミケおらず。（２）舌を打ち鳴らす。右手より、現れる。右の奥ではなく、すぐ近くから、現れる。鳴き始める。（２）フェンス越しではなく、道路側から、差し入れようという念頭（中国語）が浮かぶ。歩道へ出る。フェンスの下から、ペーストを差し入れる。（３）固形の袋を取り出そうと、手提げの中をまさぐる。ミケが、鳴き声を出し始める。固形の袋に手を入れる。掴む。フェンスの中へ手を差し入れ。あげ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１）8/13。立秋（8/7）、7日目。次候、第2日目。（２）公園へ行く時。降雨あり。傘を差す。（３）宅出（読み：たくしゅつ。にわか造語）時、イヤホンを嵌める。図書館の正面に至る頃。音量が足りない。よく聞こえない。雨の音、繁し。図書館前の、南へ延びる道路。図書館から見て、右手。２階建ての住宅建物。の、駐車場。に、身体を寄せる。再生するファイルを、選びなおす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8">
          <table:table-cell table:number-columns-repeated="2"/>
          <table:table-cell table:formula="of:=NOW()" office:value-type="date" office:date-value="2022-08-14T10:43:48.08">
            <text:p>2022/8/14 10:43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4"/>
          <table:table-cell office:value-type="string">
            <text:p>start C:\WORKS_2\WS\WS_Others.JVEMV6\JVEMV6\37_miscs\9_prog_lang\end_diary.bat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akura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32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8" table:number-rows-repeated="1048331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14">2022/08/14</text:date>, <text:time>10:43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8-14T10:43:47.17</dc:date>
    <dc:creator>iwabuchi ken</dc:creator>
    <meta:editing-duration>P19DT2H8M12S</meta:editing-duration>
    <meta:editing-cycles>2624</meta:editing-cycles>
    <meta:generator>OpenOffice/4.1.3$Win32 OpenOffice.org_project/413m1$Build-9783</meta:generator>
    <meta:document-statistic meta:table-count="2" meta:cell-count="945" meta:object-count="0"/>
  </office:meta>
</office:document-meta>
</file>